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6d36" officeooo:paragraph-rsid="00076d36"/>
    </style:style>
    <style:style style:name="P2" style:family="paragraph" style:parent-style-name="Standard">
      <style:text-properties officeooo:rsid="00077b1c" officeooo:paragraph-rsid="00077b1c"/>
    </style:style>
    <style:style style:name="P3" style:family="paragraph" style:parent-style-name="Standard">
      <style:text-properties officeooo:rsid="000926dd" officeooo:paragraph-rsid="000926dd"/>
    </style:style>
    <style:style style:name="P4" style:family="paragraph" style:parent-style-name="Standard">
      <style:text-properties officeooo:rsid="000a36de" officeooo:paragraph-rsid="000a36de"/>
    </style:style>
    <style:style style:name="P5" style:family="paragraph" style:parent-style-name="Standard">
      <style:text-properties officeooo:rsid="000c3293" officeooo:paragraph-rsid="000c32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 on android studio</text:p>
      <text:p text:style-name="P2">auto-correct features </text:p>
      <text:p text:style-name="P2">void methods don’t return anything</text:p>
      <text:p text:style-name="P2">toast-small popup to display something disappears on it’s own. don’t need to interface with it, it wont change by interfacing with it. (message sent, correct, incorrect)</text:p>
      <text:p text:style-name="P2">snack bars-upgraded toasts-can be interfaced with (marked as read undo, redo)</text:p>
      <text:p text:style-name="P3">oop</text:p>
      <text:p text:style-name="P3">static methods</text:p>
      <text:p text:style-name="P3">instance methods</text:p>
      <text:p text:style-name="P3">context-glue that holds things together.</text:p>
      <text:p text:style-name="P3">Factory-method, calls constructor,</text:p>
      <text:p text:style-name="P3">constructor-</text:p>
      <text:p text:style-name="P4">maintaining code- updating, keeping it separate, clean</text:p>
      <text:p text:style-name="P3">garbage collection (java cleans up your code)</text:p>
      <text:p text:style-name="P3"/>
      <text:p text:style-name="P5">views are what the user sees, tells the controller to update something</text:p>
      <text:p text:style-name="P5">controller then updates the model objects</text:p>
      <text:p text:style-name="P5">the model is the ‘base program code’</text:p>
      <text:p text:style-name="P5">controller then takes data from model objects that it’s views are interested in and updates the view with changes in model objec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0:02:46.669000000</meta:creation-date>
    <dc:date>2017-01-18T10:48:47.463000000</dc:date>
    <meta:editing-duration>PT5M20S</meta:editing-duration>
    <meta:editing-cycles>1</meta:editing-cycles>
    <meta:document-statistic meta:table-count="0" meta:image-count="0" meta:object-count="0" meta:page-count="1" meta:paragraph-count="17" meta:word-count="123" meta:character-count="819" meta:non-whitespace-character-count="712"/>
    <meta:generator>LibreOffice/5.2.4.2$Windows_X86_64 LibreOffice_project/3d5603e1122f0f102b62521720ab13a38a4e0eb0</meta:generator>
  </office:meta>
</office:document-meta>
</file>